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text-underline-style="none" fo:font-weight="normal" style:font-weight-asian="normal" style:font-weight-complex="normal"/>
    </style:style>
    <style:style style:name="P2" style:family="paragraph" style:parent-style-name="Standard">
      <style:paragraph-properties fo:text-align="start" style:justify-single-word="false"/>
      <style:text-properties style:use-window-font-color="true" fo:font-weight="normal" style:font-weight-asian="normal" style:font-weight-complex="normal"/>
    </style:style>
    <style:style style:name="P3"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4" style:family="paragraph" style:parent-style-name="Standard">
      <style:paragraph-properties fo:text-align="center" style:justify-single-word="false" fo:break-before="page"/>
      <style:text-properties style:text-underline-style="solid" style:text-underline-width="auto" style:text-underline-color="font-color" fo:font-weight="bold" style:font-weight-asian="bold" style:font-weight-complex="bold"/>
    </style:style>
    <style:style style:name="P5" style:family="paragraph" style:parent-style-name="Standard">
      <style:paragraph-properties fo:text-align="start" style:justify-single-word="false" fo:break-before="page"/>
      <style:text-properties style:text-underline-style="solid" style:text-underline-width="auto" style:text-underline-color="font-color" fo:font-weight="bold" style:font-weight-asian="bold" style:font-weight-complex="bold"/>
    </style:style>
    <style:style style:name="P6" style:family="paragraph" style:parent-style-name="Standard">
      <style:paragraph-properties fo:text-align="start" style:justify-single-word="false" fo:break-before="page"/>
      <style:text-properties style:use-window-font-color="true" style:text-underline-style="solid" style:text-underline-width="auto" style:text-underline-color="font-color" fo:font-weight="bold" style:font-weight-asian="bold" style:font-weight-complex="bold"/>
    </style:style>
    <style:style style:name="P7" style:family="paragraph" style:parent-style-name="Standard">
      <style:paragraph-properties fo:margin-left="0.4925in" fo:margin-right="0in" fo:text-align="start" style:justify-single-word="false" fo:text-indent="0in" style:auto-text-indent="false"/>
      <style:text-properties style:text-underline-style="solid" style:text-underline-width="auto" style:text-underline-color="font-color" fo:font-weight="bold" style:font-weight-asian="bold" style:font-weight-complex="bold"/>
    </style:style>
    <style:style style:name="P8" style:family="paragraph" style:parent-style-name="Standard">
      <style:paragraph-properties fo:margin-left="0.4925in" fo:margin-right="0in" fo:text-align="start" style:justify-single-word="false" fo:text-indent="0in" style:auto-text-indent="false"/>
      <style:text-properties fo:font-style="italic" style:text-underline-style="none" fo:font-weight="normal" style:font-style-asian="italic" style:font-weight-asian="normal" style:font-style-complex="italic" style:font-weight-complex="normal"/>
    </style:style>
    <style:style style:name="P9" style:family="paragraph" style:parent-style-name="Standard">
      <style:paragraph-properties fo:margin-left="0.4925in" fo:margin-right="0in" fo:text-align="start" style:justify-single-word="false" fo:text-indent="0in" style:auto-text-indent="false"/>
      <style:text-properties fo:font-style="normal" style:text-underline-style="none" fo:font-weight="normal" style:font-style-asian="normal" style:font-weight-asian="normal" style:font-style-complex="normal" style:font-weight-complex="normal"/>
    </style:style>
    <style:style style:name="P10" style:family="paragraph" style:parent-style-name="Standard">
      <style:paragraph-properties fo:margin-left="0in" fo:margin-right="0in" fo:text-align="start" style:justify-single-word="false" fo:text-indent="0in" style:auto-text-indent="false"/>
      <style:text-properties fo:font-style="italic" style:text-underline-style="none" fo:font-weight="normal" style:font-style-asian="italic" style:font-weight-asian="normal" style:font-style-complex="italic" style:font-weight-complex="normal"/>
    </style:style>
    <style:style style:name="P11" style:family="paragraph" style:parent-style-name="Standard">
      <style:paragraph-properties fo:margin-left="0in" fo:margin-right="0in" fo:text-align="start" style:justify-single-word="false" fo:text-indent="0in" style:auto-text-indent="false"/>
      <style:text-properties fo:font-style="normal" style:text-underline-style="none" fo:font-weight="normal" style:font-style-asian="normal" style:font-weight-asian="normal" style:font-style-complex="normal" style:font-weight-complex="normal"/>
    </style:style>
    <style:style style:name="P12" style:family="paragraph" style:parent-style-name="Standard">
      <style:paragraph-properties fo:margin-left="0in" fo:margin-right="0in" fo:text-align="start" style:justify-single-word="false" fo:text-indent="0in" style:auto-text-indent="false"/>
      <style:text-properties fo:font-style="normal" style:text-underline-style="none" fo:font-weight="normal" style:font-style-asian="normal" style:font-weight-asian="normal" style:font-style-complex="normal" style:font-weight-complex="normal"/>
    </style:style>
    <style:style style:name="P13" style:family="paragraph" style:parent-style-name="Standard">
      <style:paragraph-properties fo:margin-left="0in" fo:margin-right="0in" fo:text-align="center" style:justify-single-word="false" fo:text-indent="0in" style:auto-text-indent="false"/>
      <style:text-properties fo:font-style="normal" style:text-underline-style="none" fo:font-weight="normal" style:font-style-asian="normal" style:font-weight-asian="normal" style:font-style-complex="normal" style:font-weight-complex="normal"/>
    </style:style>
    <style:style style:name="P14" style:family="paragraph" style:parent-style-name="Standard">
      <style:paragraph-properties fo:margin-left="0in" fo:margin-right="0in" fo:text-align="start" style:justify-single-word="false" fo:text-indent="0in" style:auto-text-indent="false"/>
      <style:text-properties fo:font-style="italic" style:text-underline-style="none" fo:font-weight="normal" style:font-style-asian="italic" style:font-weight-asian="normal" style:font-style-complex="italic" style:font-weight-complex="normal"/>
    </style:style>
    <style:style style:name="T1" style:family="text">
      <style:text-properties style:text-underline-style="none" fo:font-weight="normal" style:font-weight-asian="normal" style:font-weight-complex="normal"/>
    </style:style>
    <style:style style:name="T2" style:family="text">
      <style:text-properties fo:font-style="italic" style:text-underline-style="none" fo:font-weight="normal" style:font-style-asian="italic" style:font-weight-asian="normal" style:font-style-complex="italic" style:font-weight-complex="normal"/>
    </style:style>
    <style:style style:name="T3" style:family="text">
      <style:text-properties fo:font-style="italic" style:font-style-asian="italic" style:font-style-complex="italic"/>
    </style:style>
    <style:style style:name="T4" style:family="text">
      <style:text-properties style:text-position="super 58%" fo:font-style="italic" style:text-underline-style="none"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hapter 1</text:p>
      <text:p text:style-name="P1"><text:tab/>Alex held the ballpoint pen in his hand loosely, writing as the words came to mind, but not in a rush. He took his time with writing since he still had time left before work to get his morning thoughts onto paper.</text:p>
      <text:p text:style-name="P1"/>
      <text:p text:style-name="P7"><text:span text:style-name="T1"><text:tab/></text:span><text:span text:style-name="T2">June 12</text:span><text:span text:style-name="T4">th</text:span><text:span text:style-name="T2">, 2023 – Monday @ 7:05 AM</text:span></text:p>
      <text:p text:style-name="P8"><text:tab/>I slept like usual, another nightmare. The thing is that I can't remember what the nightmare even was. All I can recall is me waking up feeling afraid with sweat all over me. I hate waking up that way almost every morning. Hopefully the nightmares settle down one of these days.</text:p>
      <text:p text:style-name="P8"><text:tab/>Other than that, I'm really liking doing these journal entries. Sure, it's weird to feel like you're talking to a wall at first, but there's something therapeutic about it. It's like someone is letting you vent to them for as long as you're willing to keep writing with a pen. It's nice to feel listened to, even if it's just a little journal holding all my thoughts together.</text:p>
      <text:p text:style-name="P8"><text:tab/>There is something that I recently realized that I'm struggling with. I didn't realize that I was feeling {sc=3}l o n e l y{/sc} for as long as I have. I thought I was just uncomfortable about being alone for too long at a time, but I'm also horrible at reaching out to people. I'd like to stay on top of talking with people, but it just ends up slipping my mind. I forget to talk to people until it's been so long that it'd feel out of place for me to reach out to them.</text:p>
      <text:p text:style-name="P8"><text:tab/>In fact, I actually noticed that I'm starting to learn to identify my emotions better after journaling for the past month. I make it a point to ask myself, “What am I feeling?” when I write these entries because it's more than just venting about my problems. If I know what I'm feeling, then it makes it easier to learn how to manage my emotions better. I guess re-learning emotions is common after suppressing my emotions for so many years...</text:p>
      <text:p text:style-name="P10"/>
      <text:p text:style-name="P10"><text:tab/><text:span text:style-name="T5">The sound of car doors loudly slamming shut were heard through the relatively thin apartment walls. </text:span>It's usually never noisy this early in the morning unless it's the landscapers. I've been hearing noise all morning. I wonder what it's all about?</text:p>
      <text:p text:style-name="P11"><text:tab/>Alex placed his pen in his journal as a bookmark, and put the journal into his work bag for later. He carried his work bag with him as he put on his work shoes before stepping out of the apartment Greeted by the fresh early morning air along with the sight of a moving van, Alex was caught by surprise.</text:p>
      <text:p text:style-name="P11"><text:tab/>Before he could formulate another thought, he saw a woman waving at the moving van. Her voice was loud enough to be heard clearly from a distance, “Thanks for helping me with moving in Toby! I appreciate it so much!” Two short honks and the moving van began to drive off.</text:p>
      <text:p text:style-name="P11"><text:tab/>He looked towards the woman and he jumped back slightly out of surprise when he realized she was making eye contact with him. Sheepishly, he greeted her, “O-oh... Hey there!”</text:p>
      <text:p text:style-name="P10"><text:span text:style-name="T5"><text:tab/></text:span>Smooth.</text:p>
      <text:p text:style-name="P10"><text:tab/><text:span text:style-name="T5">The woman waved to him with a smile and replied with a bright tone, “Oh hey there! I didn't mean to startle you. I just moved my things in. Were my friend and I too loud?”</text:span></text:p>
      <text:p text:style-name="P11"><text:tab/>“You just moved things in? Oh, which unit are you in?”</text:p>
      <text:p text:style-name="P11"><text:tab/>She pointed to the unit to the right of my apartment. “I'm in there. It took a couple hours to get everything out of the van, but I still have to unpack stuff. It'll be a while before everything is out of those boxes!” she said with a chuckle. “Moving to a new place can be pretty challenging, but I needed the change of scenery.”</text:p>
      <text:p text:style-name="P11"><text:tab/>Alex nodded. “It can be good to move to a new area. Fresh starts, you know?”</text:p>
      <text:p text:style-name="P11"><text:tab/>The woman smiled back at him. “I'm definitely with you there. My name's Claudia. What about you?”</text:p>
      <text:p text:style-name="P10"><text:span text:style-name="T5"><text:tab/>“Oh, I'm Alex. I don't have any nicknames, though. My name kinda is too short for that,” he </text:span><text:soft-page-break/><text:span text:style-name="T5">said with an awkward chuckle. He started to feel his anxiety creeping up on him again. </text:span>I hope I'm not being too awkward in this conversation. It seems to be going well so far, at least. <text:span text:style-name="T5">After pushing past his anxious thoughts, he spoke again, “That unit has been empty for a solid year. Also, don't worry about the noise. It's not often we get early morning noise, but I'm sure it'll be all good once you're all unpacked.”</text:span></text:p>
      <text:p text:style-name="P11"><text:tab/>“The unit's been empty for a whole year? I better get to deep-cleaning it then. I can't stand when grime builds up, and you know that maintenance doesn't do upkeep with empty units.” She had a hint of disgust in her voice, but she had a big smile on her face.</text:p>
      <text:p text:style-name="P10"><text:span text:style-name="T5"><text:tab/></text:span>I can't tell if she's excited or if she's upset. I probably shouldn't ask, just in case.</text:p>
      <text:p text:style-name="P10"><text:tab/><text:span text:style-name="T5">“I get what you mean, it can be a struggle sometimes to pick up the slack for lazy apartment managers, right?”</text:span></text:p>
      <text:p text:style-name="P10"><text:span text:style-name="T5"><text:tab/>“Heh... Yeah, it is,” Claudia said while crossing her arms.</text:span></text:p>
      <text:p text:style-name="P10"><text:span text:style-name="T5"><text:tab/></text:span>It looks like she's struggling to keep a straight face. Is she sad, upset, or neutral? I can't get a good read on her.</text:p>
      <text:p text:style-name="P10"><text:span text:style-name="T5"><text:tab/>She spoke again,</text:span> <text:span text:style-name="T5"><text:s/>“So... you've lived here for a while?”</text:span></text:p>
      <text:p text:style-name="P10"><text:span text:style-name="T5"><text:tab/>“Yeah, I've been here for about three years now,” he said while noting that her face went back to a more neutral look.</text:span> She has a small smile on her face. Maybe she isn't all too mad? I wonder if I did anything to make her upset...</text:p>
      <text:p text:style-name="P11"><text:tab/>“There aren't any roaches here, right?” Claudia had a mildly intense look on her face.</text:p>
      <text:p text:style-name="P11"><text:tab/>“Oh, no! They have pest control come out here every week, so we don't have any pests like that around here.”</text:p>
      <text:p text:style-name="P11"><text:tab/>Claudia breathed out a sigh of relief. “That's great. The place before the one I just moved from had a {sc=3}p r e t t y b a d{/sc} infestation. You can thank the hoarder neighbors for that.” She looked towards her apartment. “Anyways, I'd better start unpacking and cleaning. I'll see you later!”</text:p>
      <text:p text:style-name="P11"><text:tab/>“See you later!” Alex replied as they both waved to each other. He pulled out his phone to check the time. <text:span text:style-name="T3">I should probably start heading off. I might be cutting it kinda close, actually...</text:span> With a bit of extra energy in his steps, he began to rush to the parking stall where his car was parked.</text:p>
      <text:p text:style-name="P11"><text:tab/>Once he started his drive, he began to think about his earlier interaction with his new neighbor.</text:p>
      <text:p text:style-name="P10"><text:span text:style-name="T5"><text:tab/>… </text:span>See you later? That's nice. I didn't think I'd get along with someone new so easily. Hopefully that's a good sign. Maybe she'll be my way to break out of my shell and start socializing with new people? I felt pretty awkward when talking to her though... It's good to know she's interested in getting to know me more. I think it'd do me good to make a new friend.</text:p>
      <text:p text:style-name="P10"><text:tab/><text:span text:style-name="T5">Upon arriving to work, he made his way to his office cubicle and pulled out his work materials from his bag along with his journal. </text:span>I didn't spend as much time as I wanted to on my journaling this morning. Maybe if I just spend a couple of minutes doing it now, no one will notice.<text:span text:style-name="T5"> He opened his journal to the page bookmarked with his pen and began writing in his journal once more.</text:span></text:p>
      <text:p text:style-name="P11"/>
      <text:p text:style-name="P10"><text:span text:style-name="T5"><text:tab/><text:tab/></text:span>8:02 AM</text:p>
      <text:p text:style-name="P8"><text:tab/>I have something on my mind, or rather someone. I have a new neighbor that moved in to the unit right next to me. Her name is Claudia and I was able to say hi to her right as her friend drove off with the moving van. She and her friend were making a lot of noise when moving things inside the unit but it's not very common. She seems very nice but I think she got uncomfortable during the conversation at some point. She wasn't able to keep her facial expression consistent sometimes, so it was kind of hard to read her.</text:p>
      <text:p text:style-name="P8"><text:tab/>Something sticks out about her though... I just can't tell what it is exactly. I think I'll talk with Tsukune about her later. After all, it would be nice if we ended up becoming friends. I don't think friendships start that fast though, so maybe it'll take some time.</text:p>
      <text:p text:style-name="P9"/>
      <text:p text:style-name="P11"><text:tab/>Alex heard footsteps coming towards his direction. He peered outside of his cubicle to see who <text:soft-page-break/>it was. <text:span text:style-name="T3">Oh shit, Tsukune's coming!</text:span> Quickly bookmarking his journal page again with his pen and shoving it in his work bag, Alex was able to hide away the journal in time for Tsukune to not notice it when he walked up.</text:p>
      <text:p text:style-name="P11"><text:tab/>“Hey Alex, how's your morning going so far?” Tsukune asked with a smile.</text:p>
      <text:p text:style-name="P11"><text:tab/>“I'm doing pretty good, I found out I have a new neighbor this morning. You're pretty upbeat like usual, how's your morning?” Alex responded with a smile in return.</text:p>
      <text:p text:style-name="P11"><text:tab/>Tsukune sighed and began rubbing his neck. “So, I had to take the bus to get to work today. Yesterday, my car's AC compressor seized up and snapped the serpentine belt, so now my car's in the shop until they get the parts delivered to replace what got trashed.”</text:p>
      <text:p text:style-name="P11"><text:tab/>Alex's face fell. Tsukune had bad luck with cars, so it wasn't all too surprising that his car was in the shop again. “How much did it cost to get here by bus?”</text:p>
      <text:p text:style-name="P11"><text:tab/>“It was about $3.50 just to get here, but I had to use coins or cash. They don't do card, which sucks. I'll live though. It could be a lot more expensive like in some other cities.” Tsukune tilted his head to get a better look at the clock on a wall. “Ah, I should probably get to my desk now. Don't wanna get in any trouble.”</text:p>
      <text:p text:style-name="P11"><text:tab/>“Wait, before you go, I can take you to and from work until your car is fixed! We live in the same apartment complex after all.” <text:span text:style-name="T3">I would hate for him to waste money on the bus fare if he can just take a ride home with me instead.</text:span></text:p>
      <text:p text:style-name="P11"><text:tab/>“Really? Are you sure that's fine? I can pay you back in gas-”</text:p>
      <text:p text:style-name="P11"><text:tab/>“Don't worry about it, it's on me. I wanna help you out if I can, and it's not like I'm going out of my way to take you home. I'm still doing the same drive as usual, just with an extra person in the car with me.”</text:p>
      <text:p text:style-name="P11"><text:tab/>Tsukune cracked a smile. “You're a great friend, Alex. I'll meet you after work, alright?”</text:p>
      <text:p text:style-name="P11"><text:tab/>Alex gave Tsukune a thumbs-up before Tsukune parted ways.</text:p>
      <text:p text:style-name="P11"><text:span text:style-name="T3"><text:tab/>Tsukune's right, we should get back to work before we get in trouble. Let's go!</text:span></text:p>
      <text:p text:style-name="P13"><text:line-break/>* * *</text:p>
      <text:p text:style-name="P11"/>
      <text:p text:style-name="P11"/>
      <text:p text:style-name="P5">Day 1:</text:p>
      <text:p text:style-name="P2"><text:tab/>Alex writes a journal entry before heading to work. They're write about how their journaling journey is going since they've been doing it for only a couple of weeks. They were inspired to journal by Tsukune since it sounded like it was something positive for him. They briefly touch on how they feel lonely and how they wish it were easier to make friends with people.</text:p>
      <text:p text:style-name="P2"><text:tab/>Alex hears noise from outside their apartment, so they look and meet their new neighbor, Claudia.</text:p>
      <text:p text:style-name="P2"><text:tab/>After a brief introduction, they both part ways where Claudia goes to unpack and Alex heads to work. Before driving off, Alex reflects on meeting a new acquaintance and concludes that he feels happy from the interaction.</text:p>
      <text:p text:style-name="P2"><text:tab/>Upon arriving at work, Alex journals again so they won't forget to write what occurred in the day so far. They feel mainly neutral about Claudia, but they decide they want to attempt some sort of connection with her, especially considering their lonely journal entry earlier in the day.</text:p>
      <text:p text:style-name="P2"><text:tab/>Alex hears footsteps approaching, so they put their journal aside and have their monitor turned on. When the footsteps are close enough, he recognizes them as his coworker's, Tsukune. Tsukune greets Alex with an upbeat tone and smile on his face. Tsukune briefly laments about his car being in a car repair shop due to the serpentine belt snapping after the AC compressor seized up the previous evening. Alex offers to be Tsukune's ride to and from work until the car is fixed. Gratefully, Tsukune gives Alex $20 for gas and dismisses himself before he gets the both of them in trouble for getting distracted.</text:p>
      <text:p text:style-name="P2"><text:tab/>[Insert mini-game] / [Time Skip]</text:p>
      <text:p text:style-name="P2"><text:tab/>Once it's the end of work, Alex meets with Tsukune at their car and the two start their drive back home. Since the two live in the same apartment complex, there's no worry for a separate drop-off location. During the drive, Alex checks in with Tsukune to see how he's doing on a deeper level. Tsukune is transparent and talks about how therapy has really been helping him out recently.</text:p>
      <text:p text:style-name="P2"><text:tab/>[Player gives their reaction]</text:p>
      <text:p text:style-name="P2"><text:tab/>As Tsukune gets dropped off, he kindly calls out Alex for dodging hangouts after work recently. Alex feels shy but agrees to spend more time with Tsukune. They admits they just lost track since a lot has been on their mind lately. Tsukune doesn't judge them for it and extends an invite for a gym hangout. Alex declines but says they can probably hang out tomorrow after work.</text:p>
      <text:p text:style-name="P2"><text:tab/>The two part ways and Alex goes into their apartment. They check their journal to see what there is left to do for the day.</text:p>
      <text:p text:style-name="P2"><text:tab/>[Insert mini-game] / [Time Skip]</text:p>
      <text:p text:style-name="P2"><text:tab/>Menu: “Get some sleep” or “Wind down before bed”</text:p>
      <text:p text:style-name="P2"><text:tab/><text:tab/>“Get some sleep”: Time skip</text:p>
      <text:p text:style-name="P2"><text:tab/><text:tab/>“Wind down”: Mini-game</text:p>
      <text:p text:style-name="P2"><text:tab/>[Time Skip]</text:p>
      <text:p text:style-name="P2"><text:tab/>Alex is awoken in the middle of the night by the sound of a vacuum cleaner running next door. They check the time on their phone and realize it's 3am. More groggy than irritated, Alex goes outside and knocks on Claudia's door. Claudia looks disheveled and asks if she's being too loud. Alex confirms that she's being very noisy for the time of night and she profusely apologizes. “I must've lost track of time. The last time I looked at the clock, it was only 8:30pm. I'll keep the noise down for the night, I promise.” Alex reassures her that it's okay, especially since she's just settling in to her place. After going back inside, they are able to fall asleep not long after.</text:p>
      <text:p text:style-name="P6">Day 2</text:p>
      <text:p text:style-name="P1"><text:tab/>----</text:p>
      <text:p text:style-name="P1"/>
      <text:p text:style-name="P4">Alex Notes</text:p>
      <text:p text:style-name="P1">Lacking ability to identify emotions</text:p>
      <text:p text:style-name="P1">Doesn't reach out to people for social interactions</text:p>
      <text:p text:style-name="P1">Subconscious issues with loneliness</text:p>
      <text:p text:style-name="P4">Claudia Notes</text:p>
      <text:p text:style-name="P1"/>
      <text:p text:style-name="P1">Barista</text:p>
      <text:p text:style-name="P1">Athletic (jogger)</text:p>
      <text:p text:style-name="P1">OCD – Hygiene, closed &amp; locked doors (closes &amp; locks until it feels just right)</text:p>
      <text:p text:style-name="P4">Tsukune Notes</text:p>
      <text:p text:style-name="P1">Cigarette addiction</text:p>
      <text:p text:style-name="P1">Crocheting</text:p>
      <text:p text:style-name="P1">Allergic – Citrus</text:p>
      <text:p text:style-name="P1">Very emotive compared to Ale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List_20_Contents" style:display-name="List Contents" style:family="paragraph" style:parent-style-name="Standard" style:class="html">
      <style:paragraph-properties fo:margin-left="0.3937in" fo:margin-right="0in" fo:text-indent="0in" style:auto-text-indent="false"/>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chael Romero</meta:initial-creator>
    <meta:creation-date>2025-08-18T16:35:19.03</meta:creation-date>
    <dc:date>2025-08-30T21:28:00.73</dc:date>
    <dc:creator>Michael Romero</dc:creator>
    <meta:editing-duration>P2DT18H22M18S</meta:editing-duration>
    <meta:editing-cycles>13</meta:editing-cycles>
    <meta:generator>OpenOffice/4.1.15$Win32 OpenOffice.org_project/4115m2$Build-9813</meta:generator>
    <meta:document-statistic meta:table-count="0" meta:image-count="0" meta:object-count="0" meta:page-count="8" meta:paragraph-count="80" meta:word-count="2466" meta:character-count="13202"/>
  </office:meta>
</office:document-meta>
</file>